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paragraph-rsid="000240fa"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240fa" officeooo:paragraph-rsid="000240fa" style:font-weight-asian="bold" style:font-weight-complex="bold"/>
    </style:style>
    <style:style style:name="P3" style:family="paragraph" style:parent-style-name="Standard">
      <style:paragraph-properties fo:text-align="justify" style:justify-single-word="false"/>
      <style:text-properties fo:font-style="italic" officeooo:paragraph-rsid="000240fa" style:font-style-asian="italic" style:font-style-complex="italic"/>
    </style:style>
    <style:style style:name="P4" style:family="paragraph" style:parent-style-name="Standard">
      <style:paragraph-properties fo:text-align="justify" style:justify-single-word="false"/>
      <style:text-properties fo:font-style="italic" officeooo:paragraph-rsid="000794ee" style:font-style-asian="italic" style:font-style-complex="italic"/>
    </style:style>
    <style:style style:name="P5" style:family="paragraph" style:parent-style-name="Standard">
      <style:paragraph-properties fo:text-align="justify" style:justify-single-word="false"/>
      <style:text-properties fo:font-style="normal" officeooo:paragraph-rsid="000794ee" style:font-style-asian="normal" style:font-style-complex="normal"/>
    </style:style>
    <style:style style:name="P6" style:family="paragraph" style:parent-style-name="Standard">
      <style:text-properties officeooo:paragraph-rsid="000794ee"/>
    </style:style>
    <style:style style:name="P7" style:family="paragraph" style:parent-style-name="Standard">
      <style:paragraph-properties fo:margin-left="1.251cm" fo:margin-right="0cm" fo:text-indent="0cm" style:auto-text-indent="false"/>
      <style:text-properties fo:font-style="normal" fo:font-weight="normal" officeooo:rsid="000794ee" officeooo:paragraph-rsid="000794ee" style:font-style-asian="normal" style:font-weight-asian="normal" style:font-style-complex="normal" style:font-weight-complex="normal"/>
    </style:style>
    <style:style style:name="P8" style:family="paragraph" style:parent-style-name="Standard">
      <style:paragraph-properties fo:margin-left="1.251cm" fo:margin-right="0cm" fo:text-indent="0cm" style:auto-text-indent="false"/>
      <style:text-properties fo:font-style="normal" fo:font-weight="normal" officeooo:rsid="000794ee" officeooo:paragraph-rsid="000fd53b" style:font-style-asian="normal" style:font-weight-asian="normal" style:font-style-complex="normal" style:font-weight-complex="normal"/>
    </style:style>
    <style:style style:name="P9" style:family="paragraph" style:parent-style-name="Standard">
      <style:paragraph-properties fo:margin-left="1.251cm" fo:margin-right="0cm" fo:text-indent="0cm" style:auto-text-indent="false"/>
      <style:text-properties fo:font-style="normal" fo:font-weight="normal" officeooo:rsid="000794ee" officeooo:paragraph-rsid="0011a6f6" style:font-style-asian="normal" style:font-weight-asian="normal" style:font-style-complex="normal" style:font-weight-complex="normal"/>
    </style:style>
    <style:style style:name="P10" style:family="paragraph" style:parent-style-name="Standard">
      <style:paragraph-properties fo:margin-left="1.251cm" fo:margin-right="0cm" fo:text-indent="0cm" style:auto-text-indent="false"/>
      <style:text-properties fo:font-style="normal" fo:font-weight="normal" officeooo:rsid="00088125" officeooo:paragraph-rsid="00088125" style:font-style-asian="normal" style:font-weight-asian="normal" style:font-style-complex="normal" style:font-weight-complex="normal"/>
    </style:style>
    <style:style style:name="P11" style:family="paragraph" style:parent-style-name="Standard">
      <style:paragraph-properties fo:margin-left="1.251cm" fo:margin-right="0cm" fo:text-indent="0cm" style:auto-text-indent="false"/>
      <style:text-properties fo:font-style="normal" fo:font-weight="normal" officeooo:rsid="000fd53b" officeooo:paragraph-rsid="00117ffd" style:font-style-asian="normal" style:font-weight-asian="normal" style:font-style-complex="normal" style:font-weight-complex="normal"/>
    </style:style>
    <style:style style:name="P12" style:family="paragraph" style:parent-style-name="Standard">
      <style:paragraph-properties fo:margin-left="1.251cm" fo:margin-right="0cm" fo:text-indent="0cm" style:auto-text-indent="false"/>
      <style:text-properties fo:font-style="normal" fo:font-weight="normal" officeooo:rsid="00117ffd" officeooo:paragraph-rsid="00117ffd" style:font-style-asian="normal" style:font-weight-asian="normal" style:font-style-complex="normal" style:font-weight-complex="normal"/>
    </style:style>
    <style:style style:name="P13" style:family="paragraph" style:parent-style-name="Standard">
      <style:paragraph-properties fo:margin-left="1.251cm" fo:margin-right="0cm" fo:text-indent="0cm" style:auto-text-indent="false"/>
      <style:text-properties fo:font-style="normal" fo:font-weight="normal" officeooo:rsid="00117ffd" officeooo:paragraph-rsid="0011a6f6" style:font-style-asian="normal" style:font-weight-asian="normal" style:font-style-complex="normal" style:font-weight-complex="normal"/>
    </style:style>
    <style:style style:name="P14" style:family="paragraph" style:parent-style-name="Standard">
      <style:paragraph-properties fo:margin-left="1.251cm" fo:margin-right="0cm" fo:text-indent="0cm" style:auto-text-indent="false"/>
      <style:text-properties fo:font-style="normal" fo:font-weight="normal" officeooo:rsid="00117ffd" officeooo:paragraph-rsid="0011f8d7" style:font-style-asian="normal" style:font-weight-asian="normal" style:font-style-complex="normal" style:font-weight-complex="normal"/>
    </style:style>
    <style:style style:name="P15" style:family="paragraph" style:parent-style-name="Standard">
      <style:paragraph-properties fo:margin-left="1.251cm" fo:margin-right="0cm" fo:text-indent="0cm" style:auto-text-indent="false"/>
      <style:text-properties fo:font-style="normal" fo:font-weight="normal" officeooo:rsid="0011a6f6" officeooo:paragraph-rsid="000794ee" style:font-style-asian="normal" style:font-weight-asian="normal" style:font-style-complex="normal" style:font-weight-complex="normal"/>
    </style:style>
    <style:style style:name="P16" style:family="paragraph" style:parent-style-name="Standard">
      <style:paragraph-properties fo:margin-left="1.251cm" fo:margin-right="0cm" fo:text-indent="0cm" style:auto-text-indent="false"/>
      <style:text-properties fo:font-style="normal" fo:font-weight="normal" officeooo:rsid="0011a6f6" officeooo:paragraph-rsid="0011a6f6" style:font-style-asian="normal" style:font-weight-asian="normal" style:font-style-complex="normal" style:font-weight-complex="normal"/>
    </style:style>
    <style:style style:name="P17" style:family="paragraph" style:parent-style-name="Standard">
      <style:paragraph-properties fo:margin-left="1.251cm" fo:margin-right="0cm" fo:text-indent="0cm" style:auto-text-indent="false"/>
      <style:text-properties fo:font-style="normal" fo:font-weight="normal" officeooo:rsid="0011a6f6" officeooo:paragraph-rsid="0011f8d7" style:font-style-asian="normal" style:font-weight-asian="normal" style:font-style-complex="normal" style:font-weight-complex="normal"/>
    </style:style>
    <style:style style:name="P18" style:family="paragraph" style:parent-style-name="Standard">
      <style:paragraph-properties fo:margin-left="1.251cm" fo:margin-right="0cm" fo:text-indent="0cm" style:auto-text-indent="false"/>
      <style:text-properties fo:font-style="normal" fo:font-weight="normal" officeooo:rsid="0011f8d7" officeooo:paragraph-rsid="0011f8d7" style:font-style-asian="normal" style:font-weight-asian="normal" style:font-style-complex="normal" style:font-weight-complex="normal"/>
    </style:style>
    <style:style style:name="P19" style:family="paragraph" style:parent-style-name="Standard">
      <style:paragraph-properties fo:margin-left="1.251cm" fo:margin-right="0cm" fo:text-indent="0cm" style:auto-text-indent="false"/>
      <style:text-properties fo:font-style="normal" fo:font-weight="normal" officeooo:rsid="0011f8d7" officeooo:paragraph-rsid="00131501" style:font-style-asian="normal" style:font-weight-asian="normal" style:font-style-complex="normal" style:font-weight-complex="normal"/>
    </style:style>
    <style:style style:name="P20" style:family="paragraph" style:parent-style-name="Standard">
      <style:paragraph-properties fo:margin-left="1.251cm" fo:margin-right="0cm" fo:text-indent="0cm" style:auto-text-indent="false"/>
      <style:text-properties officeooo:paragraph-rsid="000794ee"/>
    </style:style>
    <style:style style:name="P21" style:family="paragraph" style:parent-style-name="Standard">
      <style:paragraph-properties fo:margin-left="1.251cm" fo:margin-right="0cm" fo:text-indent="0cm" style:auto-text-indent="false"/>
      <style:text-properties officeooo:rsid="000794ee" officeooo:paragraph-rsid="00088125"/>
    </style:style>
    <style:style style:name="P22" style:family="paragraph" style:parent-style-name="Standard">
      <style:paragraph-properties fo:margin-left="1.251cm" fo:margin-right="0cm" fo:text-indent="0cm" style:auto-text-indent="false"/>
      <style:text-properties fo:font-style="italic" fo:font-weight="normal" officeooo:rsid="00117ffd" officeooo:paragraph-rsid="0011a6f6" style:font-style-asian="italic" style:font-weight-asian="normal" style:font-style-complex="italic" style:font-weight-complex="normal"/>
    </style:style>
    <style:style style:name="P23" style:family="paragraph" style:parent-style-name="Standard">
      <style:paragraph-properties fo:margin-left="1.251cm" fo:margin-right="0cm" fo:text-indent="0cm" style:auto-text-indent="false"/>
      <style:text-properties fo:font-style="italic" fo:font-weight="normal" officeooo:rsid="0011a6f6" officeooo:paragraph-rsid="0011a6f6" style:font-style-asian="italic" style:font-weight-asian="normal" style:font-style-complex="italic" style:font-weight-complex="normal"/>
    </style:style>
    <style:style style:name="P24" style:family="paragraph" style:parent-style-name="Standard">
      <style:paragraph-properties fo:margin-left="0cm" fo:margin-right="0cm" fo:text-indent="0cm" style:auto-text-indent="false"/>
      <style:text-properties officeooo:paragraph-rsid="00058917"/>
    </style:style>
    <style:style style:name="P25" style:family="paragraph" style:parent-style-name="Standard">
      <style:paragraph-properties fo:margin-left="0cm" fo:margin-right="0cm" fo:text-indent="0cm" style:auto-text-indent="false"/>
      <style:text-properties officeooo:rsid="00058917" officeooo:paragraph-rsid="00058917"/>
    </style:style>
    <style:style style:name="P26" style:family="paragraph" style:parent-style-name="Standard">
      <style:paragraph-properties fo:margin-left="0cm" fo:margin-right="0cm" fo:text-indent="0cm" style:auto-text-indent="false"/>
      <style:text-properties officeooo:rsid="00058917" officeooo:paragraph-rsid="000794ee"/>
    </style:style>
    <style:style style:name="P27" style:family="paragraph" style:parent-style-name="Standard">
      <style:paragraph-properties fo:margin-left="0cm" fo:margin-right="0cm" fo:text-indent="0cm" style:auto-text-indent="false"/>
      <style:text-properties officeooo:rsid="00058917" officeooo:paragraph-rsid="00117ffd"/>
    </style:style>
    <style:style style:name="P28" style:family="paragraph" style:parent-style-name="Standard">
      <style:paragraph-properties fo:margin-left="0cm" fo:margin-right="0cm" fo:text-indent="0cm" style:auto-text-indent="false"/>
      <style:text-properties fo:font-style="italic" officeooo:rsid="00058917" officeooo:paragraph-rsid="00058917" style:font-style-asian="italic" style:font-style-complex="italic"/>
    </style:style>
    <style:style style:name="P29" style:family="paragraph" style:parent-style-name="Standard">
      <style:paragraph-properties fo:margin-left="0cm" fo:margin-right="0cm" fo:text-indent="0cm" style:auto-text-indent="false"/>
      <style:text-properties fo:font-style="italic" officeooo:rsid="000794ee" officeooo:paragraph-rsid="000794ee" style:font-style-asian="italic" style:font-style-complex="italic"/>
    </style:style>
    <style:style style:name="P30" style:family="paragraph" style:parent-style-name="Standard">
      <style:paragraph-properties fo:margin-left="0cm" fo:margin-right="0cm" fo:text-align="justify" style:justify-single-word="false" fo:text-indent="0cm" style:auto-text-indent="false"/>
      <style:text-properties fo:font-style="italic" officeooo:rsid="000794ee" officeooo:paragraph-rsid="000794ee" style:font-style-asian="italic" style:font-style-complex="italic"/>
    </style:style>
    <style:style style:name="P31" style:family="paragraph" style:parent-style-name="Standard">
      <style:paragraph-properties fo:margin-left="0cm" fo:margin-right="0cm" fo:text-indent="0cm" style:auto-text-indent="false"/>
      <style:text-properties fo:font-style="italic" officeooo:rsid="000fd53b" officeooo:paragraph-rsid="000fd53b" style:font-style-asian="italic" style:font-style-complex="italic"/>
    </style:style>
    <style:style style:name="P32" style:family="paragraph" style:parent-style-name="Standard">
      <style:paragraph-properties fo:margin-left="0cm" fo:margin-right="0cm" fo:text-indent="0cm" style:auto-text-indent="false"/>
      <style:text-properties fo:font-style="italic" officeooo:rsid="000fd53b" officeooo:paragraph-rsid="0011f8d7" style:font-style-asian="italic" style:font-style-complex="italic"/>
    </style:style>
    <style:style style:name="P33" style:family="paragraph" style:parent-style-name="Standard">
      <style:paragraph-properties fo:margin-left="0cm" fo:margin-right="0cm" fo:text-indent="0cm" style:auto-text-indent="false"/>
      <style:text-properties officeooo:rsid="0007262d" officeooo:paragraph-rsid="000794ee"/>
    </style:style>
    <style:style style:name="P34" style:family="paragraph" style:parent-style-name="Standard">
      <style:paragraph-properties fo:margin-left="0cm" fo:margin-right="0cm" fo:text-indent="0cm" style:auto-text-indent="false"/>
      <style:text-properties officeooo:rsid="000794ee" officeooo:paragraph-rsid="00088125"/>
    </style:style>
    <style:style style:name="P35" style:family="paragraph" style:parent-style-name="Standard">
      <style:paragraph-properties fo:margin-left="0cm" fo:margin-right="0cm" fo:text-align="justify" style:justify-single-word="false" fo:text-indent="0cm" style:auto-text-indent="false"/>
      <style:text-properties officeooo:rsid="000794ee" officeooo:paragraph-rsid="00088125"/>
    </style:style>
    <style:style style:name="P36" style:family="paragraph" style:parent-style-name="Standard">
      <style:paragraph-properties fo:margin-left="0cm" fo:margin-right="0cm" fo:text-indent="0cm" style:auto-text-indent="false"/>
      <style:text-properties fo:font-style="normal" fo:font-weight="bold" officeooo:rsid="000794ee" officeooo:paragraph-rsid="000794ee" style:font-style-asian="normal" style:font-weight-asian="bold" style:font-style-complex="normal" style:font-weight-complex="bold"/>
    </style:style>
    <style:style style:name="P37" style:family="paragraph" style:parent-style-name="Standard">
      <style:paragraph-properties fo:margin-left="0cm" fo:margin-right="0cm" fo:text-indent="0cm" style:auto-text-indent="false"/>
      <style:text-properties fo:font-style="normal" fo:font-weight="bold" officeooo:rsid="000fd53b" officeooo:paragraph-rsid="000fd53b" style:font-style-asian="normal" style:font-weight-asian="bold" style:font-style-complex="normal" style:font-weight-complex="bold"/>
    </style:style>
    <style:style style:name="P38" style:family="paragraph" style:parent-style-name="Standard">
      <style:paragraph-properties fo:margin-left="0cm" fo:margin-right="0cm" fo:text-indent="0cm" style:auto-text-indent="false"/>
      <style:text-properties fo:font-style="normal" fo:font-weight="bold" officeooo:rsid="000fd53b" officeooo:paragraph-rsid="0011a6f6" style:font-style-asian="normal" style:font-weight-asian="bold" style:font-style-complex="normal" style:font-weight-complex="bold"/>
    </style:style>
    <style:style style:name="P39" style:family="paragraph" style:parent-style-name="Standard">
      <style:paragraph-properties fo:margin-left="2.501cm" fo:margin-right="0cm" fo:text-indent="0cm" style:auto-text-indent="false"/>
      <style:text-properties officeooo:paragraph-rsid="000794ee"/>
    </style:style>
    <style:style style:name="P40" style:family="paragraph" style:parent-style-name="Standard">
      <style:paragraph-properties fo:margin-left="2.501cm" fo:margin-right="0cm" fo:text-indent="0cm" style:auto-text-indent="false"/>
      <style:text-properties officeooo:rsid="00058917" officeooo:paragraph-rsid="000794ee"/>
    </style:style>
    <style:style style:name="P41" style:family="paragraph" style:parent-style-name="Standard">
      <style:paragraph-properties fo:margin-left="2.501cm" fo:margin-right="0cm" fo:text-indent="0cm" style:auto-text-indent="false"/>
      <style:text-properties fo:font-style="normal" fo:font-weight="normal" officeooo:rsid="000794ee" officeooo:paragraph-rsid="00117ffd" style:font-style-asian="normal" style:font-weight-asian="normal" style:font-style-complex="normal" style:font-weight-complex="normal"/>
    </style:style>
    <style:style style:name="P42" style:family="paragraph" style:parent-style-name="Standard">
      <style:paragraph-properties fo:margin-left="2.501cm" fo:margin-right="0cm" fo:text-indent="0cm" style:auto-text-indent="false"/>
      <style:text-properties fo:font-style="normal" fo:font-weight="normal" officeooo:rsid="000fd53b" officeooo:paragraph-rsid="00117ffd" style:font-style-asian="normal" style:font-weight-asian="normal" style:font-style-complex="normal" style:font-weight-complex="normal"/>
    </style:style>
    <style:style style:name="P43" style:family="paragraph" style:parent-style-name="Standard">
      <style:paragraph-properties fo:margin-left="2.501cm" fo:margin-right="0cm" fo:text-align="justify" style:justify-single-word="false" fo:text-indent="0cm" style:auto-text-indent="false"/>
      <style:text-properties fo:font-style="normal" fo:font-weight="normal" officeooo:rsid="000fd53b" officeooo:paragraph-rsid="00117ffd" style:font-style-asian="normal" style:font-weight-asian="normal" style:font-style-complex="normal" style:font-weight-complex="normal"/>
    </style:style>
    <style:style style:name="P44" style:family="paragraph" style:parent-style-name="Standard">
      <style:paragraph-properties fo:margin-left="2.501cm" fo:margin-right="0cm" fo:text-indent="0cm" style:auto-text-indent="false"/>
      <style:text-properties fo:font-style="normal" fo:font-weight="normal" officeooo:rsid="0011f8d7" officeooo:paragraph-rsid="00131501" style:font-style-asian="normal" style:font-weight-asian="normal" style:font-style-complex="normal" style:font-weight-complex="normal"/>
    </style:style>
    <style:style style:name="P45" style:family="paragraph" style:parent-style-name="Standard">
      <style:paragraph-properties fo:margin-left="2.501cm" fo:margin-right="0cm" fo:text-align="justify" style:justify-single-word="false" fo:text-indent="0cm" style:auto-text-indent="false"/>
      <style:text-properties fo:font-style="italic" fo:font-weight="normal" officeooo:rsid="000fd53b" officeooo:paragraph-rsid="000fd53b" style:font-style-asian="italic" style:font-weight-asian="normal"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fo:font-style="italic" fo:font-weight="normal" officeooo:rsid="000fd53b" officeooo:paragraph-rsid="000fd53b" style:font-style-asian="italic" style:font-weight-asian="normal" style:font-style-complex="italic" style:font-weight-complex="normal"/>
    </style:style>
    <style:style style:name="P47" style:family="paragraph" style:parent-style-name="Standard">
      <style:paragraph-properties fo:margin-left="0cm" fo:margin-right="0cm" fo:text-indent="0cm" style:auto-text-indent="false"/>
      <style:text-properties fo:font-style="italic" fo:font-weight="normal" officeooo:rsid="00117ffd" officeooo:paragraph-rsid="00117ffd" style:font-style-asian="italic" style:font-weight-asian="normal" style:font-style-complex="italic" style:font-weight-complex="normal"/>
    </style:style>
    <style:style style:name="P48" style:family="paragraph" style:parent-style-name="Standard">
      <style:paragraph-properties fo:margin-left="0cm" fo:margin-right="0cm" fo:text-indent="0cm" style:auto-text-indent="false"/>
      <style:text-properties fo:font-style="italic" fo:font-weight="normal" officeooo:rsid="00117ffd" officeooo:paragraph-rsid="0011a6f6" style:font-style-asian="italic" style:font-weight-asian="normal" style:font-style-complex="italic" style:font-weight-complex="normal"/>
    </style:style>
    <style:style style:name="P49" style:family="paragraph" style:parent-style-name="Standard">
      <style:paragraph-properties fo:margin-left="0cm" fo:margin-right="0cm" fo:text-indent="0cm" style:auto-text-indent="false"/>
      <style:text-properties fo:font-style="italic" fo:font-weight="normal" officeooo:rsid="0011a6f6" officeooo:paragraph-rsid="0011a6f6" style:font-style-asian="italic" style:font-weight-asian="normal" style:font-style-complex="italic" style:font-weight-complex="normal"/>
    </style:style>
    <style:style style:name="P50" style:family="paragraph" style:parent-style-name="Standard">
      <style:paragraph-properties fo:margin-left="0cm" fo:margin-right="0cm" fo:text-indent="0cm" style:auto-text-indent="false"/>
      <style:text-properties fo:font-style="italic" fo:font-weight="normal" officeooo:rsid="0011f8d7" officeooo:paragraph-rsid="0011f8d7" style:font-style-asian="italic" style:font-weight-asian="normal" style:font-style-complex="italic" style:font-weight-complex="normal"/>
    </style:style>
    <style:style style:name="P51" style:family="paragraph" style:parent-style-name="Standard">
      <style:paragraph-properties fo:margin-left="0cm" fo:margin-right="0cm" fo:text-indent="0cm" style:auto-text-indent="false"/>
      <style:text-properties fo:font-style="normal" fo:font-weight="bold" officeooo:rsid="0011f8d7" officeooo:paragraph-rsid="0011f8d7" style:font-style-asian="normal" style:font-weight-asian="bold" style:font-style-complex="normal" style:font-weight-complex="bold"/>
    </style:style>
    <style:style style:name="P52" style:family="paragraph" style:parent-style-name="Standard">
      <style:paragraph-properties fo:margin-left="0cm" fo:margin-right="0cm" fo:text-indent="0cm" style:auto-text-indent="false"/>
      <style:text-properties fo:font-style="normal" fo:font-weight="bold" officeooo:rsid="0011f8d7" officeooo:paragraph-rsid="00131501" style:font-style-asian="normal" style:font-weight-asian="bold" style:font-style-complex="normal" style:font-weight-complex="bold"/>
    </style:style>
    <style:style style:name="P53" style:family="paragraph" style:parent-style-name="Standard">
      <style:paragraph-properties fo:margin-left="0cm" fo:margin-right="0cm" fo:text-indent="0cm" style:auto-text-indent="false"/>
      <style:text-properties fo:font-style="normal" fo:font-weight="bold" officeooo:rsid="00131501" officeooo:paragraph-rsid="00131501" style:font-style-asian="normal" style:font-weight-asian="bold" style:font-style-complex="normal" style:font-weight-complex="bold"/>
    </style:style>
    <style:style style:name="P54" style:family="paragraph" style:parent-style-name="Standard">
      <style:paragraph-properties fo:margin-left="0cm" fo:margin-right="0cm" fo:text-indent="0cm" style:auto-text-indent="false"/>
      <style:text-properties fo:font-style="normal" fo:font-weight="normal" officeooo:rsid="0011f8d7" officeooo:paragraph-rsid="0011f8d7" style:font-style-asian="normal" style:font-weight-asian="normal" style:font-style-complex="normal" style:font-weight-complex="normal"/>
    </style:style>
    <style:style style:name="P55" style:family="paragraph" style:parent-style-name="Standard">
      <style:paragraph-properties fo:margin-left="0cm" fo:margin-right="0cm" fo:text-indent="0cm" style:auto-text-indent="false"/>
      <style:text-properties fo:font-style="normal" fo:font-weight="normal" officeooo:rsid="0011f8d7" officeooo:paragraph-rsid="00131501" style:font-style-asian="normal" style:font-weight-asian="normal"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fo:font-style="normal" fo:font-weight="normal" officeooo:rsid="0011f8d7" officeooo:paragraph-rsid="00131501" style:font-style-asian="normal" style:font-weight-asian="normal" style:font-style-complex="normal" style:font-weight-complex="normal"/>
    </style:style>
    <style:style style:name="T1" style:family="text">
      <style:text-properties officeooo:rsid="000240fa"/>
    </style:style>
    <style:style style:name="T2" style:family="text">
      <style:text-properties officeooo:rsid="00058917"/>
    </style:style>
    <style:style style:name="T3" style:family="text">
      <style:text-properties fo:font-style="italic" style:font-style-asian="italic" style:font-style-complex="italic"/>
    </style:style>
    <style:style style:name="T4" style:family="text">
      <style:text-properties fo:font-style="italic" officeooo:rsid="0007262d" style:font-style-asian="italic" style:font-style-complex="italic"/>
    </style:style>
    <style:style style:name="T5" style:family="text">
      <style:text-properties fo:font-style="italic" officeooo:rsid="00058917" style:font-style-asian="italic" style:font-style-complex="italic"/>
    </style:style>
    <style:style style:name="T6" style:family="text">
      <style:text-properties fo:font-style="italic" officeooo:rsid="00088125" style:font-style-asian="italic" style:font-style-complex="italic"/>
    </style:style>
    <style:style style:name="T7" style:family="text">
      <style:text-properties fo:font-style="italic" officeooo:rsid="0011a6f6" style:font-style-asian="italic" style:font-style-complex="italic"/>
    </style:style>
    <style:style style:name="T8" style:family="text">
      <style:text-properties fo:font-style="italic" officeooo:rsid="00131501"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07262d"/>
    </style:style>
    <style:style style:name="T11" style:family="text">
      <style:text-properties style:font-name="Liberation Serif1" officeooo:rsid="0007262d" style:font-name-asian="Liberation Serif1" style:font-name-complex="Liberation Serif1"/>
    </style:style>
    <style:style style:name="T12" style:family="text">
      <style:text-properties style:font-name="Liberation Serif1" officeooo:rsid="00117ffd" style:font-name-asian="Liberation Serif1" style:font-name-complex="Liberation Serif1"/>
    </style:style>
    <style:style style:name="T13" style:family="text">
      <style:text-properties officeooo:rsid="000794ee"/>
    </style:style>
    <style:style style:name="T14" style:family="text">
      <style:text-properties fo:font-weight="bold" style:font-weight-asian="bold" style:font-weight-complex="bold"/>
    </style:style>
    <style:style style:name="T15" style:family="text">
      <style:text-properties fo:font-weight="bold" officeooo:rsid="00058917" style:font-weight-asian="bold" style:font-weight-complex="bold"/>
    </style:style>
    <style:style style:name="T16" style:family="text">
      <style:text-properties fo:font-weight="bold" officeooo:rsid="000fd53b" style:font-weight-asian="bold" style:font-weight-complex="bold"/>
    </style:style>
    <style:style style:name="T17" style:family="text">
      <style:text-properties fo:font-weight="bold" officeooo:rsid="000794ee" style:font-weight-asian="bold" style:font-weight-complex="bold"/>
    </style:style>
    <style:style style:name="T18" style:family="text">
      <style:text-properties fo:font-style="normal" style:font-style-asian="normal" style:font-style-complex="normal"/>
    </style:style>
    <style:style style:name="T19" style:family="text">
      <style:text-properties fo:font-style="normal" officeooo:rsid="000794ee" style:font-style-asian="normal" style:font-style-complex="normal"/>
    </style:style>
    <style:style style:name="T20" style:family="text">
      <style:text-properties fo:font-style="normal" officeooo:rsid="00117ffd" style:font-style-asian="normal" style:font-style-complex="normal"/>
    </style:style>
    <style:style style:name="T21" style:family="text">
      <style:text-properties fo:font-style="normal" officeooo:rsid="0011f8d7" style:font-style-asian="normal" style:font-style-complex="normal"/>
    </style:style>
    <style:style style:name="T22" style:family="text">
      <style:text-properties fo:font-style="normal" fo:font-weight="normal" officeooo:rsid="00117ffd" style:font-style-asian="normal" style:font-weight-asian="normal" style:font-style-complex="normal" style:font-weight-complex="normal"/>
    </style:style>
    <style:style style:name="T23" style:family="text">
      <style:text-properties officeooo:rsid="000fd53b"/>
    </style:style>
    <style:style style:name="T24" style:family="text">
      <style:text-properties fo:font-weight="normal" style:font-weight-asian="normal" style:font-weight-complex="normal"/>
    </style:style>
    <style:style style:name="T25" style:family="text">
      <style:text-properties fo:font-weight="normal" officeooo:rsid="000794ee" style:font-weight-asian="normal" style:font-weight-complex="normal"/>
    </style:style>
    <style:style style:name="T26" style:family="text">
      <style:text-properties fo:font-weight="normal" officeooo:rsid="00131501" style:font-weight-asian="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officeooo:rsid="00117ffd"/>
    </style:style>
    <style:style style:name="T29" style:family="text">
      <style:text-properties officeooo:rsid="0011a6f6"/>
    </style:style>
    <style:style style:name="T30" style:family="text">
      <style:text-properties officeooo:rsid="0011f8d7"/>
    </style:style>
    <style:style style:name="T31" style:family="text">
      <style:text-properties style:text-position="sub 58%" officeooo:rsid="0011f8d7"/>
    </style:style>
    <style:style style:name="T32" style:family="text">
      <style:text-properties style:text-position="sub 58%" fo:font-style="normal" fo:font-weight="normal" officeooo:rsid="0011f8d7" style:font-style-asian="normal" style:font-weight-asian="normal" style:font-style-complex="normal" style:font-weight-complex="normal"/>
    </style:style>
    <style:style style:name="T33" style:family="text">
      <style:text-properties fo:font-size="11pt" officeooo:rsid="0011a6f6" style:font-size-asian="11pt" style:font-size-complex="11pt"/>
    </style:style>
    <style:style style:name="T34" style:family="text">
      <style:text-properties fo:font-size="11pt" fo:font-style="italic" officeooo:rsid="0011a6f6" style:font-size-asian="11pt" style:font-style-asian="italic" style:font-size-complex="11pt" style:font-style-complex="italic"/>
    </style:style>
    <style:style style:name="T35" style:family="text">
      <style:text-properties officeooo:rsid="001315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écifications du test Liquidation de la NBI</text:p>
      <text:p text:style-name="Standard"/>
      <text:p text:style-name="Standard"/>
      <text:p text:style-name="P1"><text:span text:style-name="T1">Description de l’algorithme</text:span></text:p>
      <text:p text:style-name="P3"/>
      <text:p text:style-name="P4"><text:span text:style-name="T1">L</text:span>a somme de points de NBI par matricule, année <text:span text:style-name="T13">et mois est tout d’abord calculée :</text:span></text:p>
      <text:p text:style-name="P4"/>
      <text:p text:style-name="P5"><text:span text:style-name="T13"><text:s/><text:tab/>nbi.cum.indiciaire </text:span></text:p>
      <text:p text:style-name="P3"/>
      <text:p text:style-name="P4"><text:span text:style-name="T1">Est ensuite</text:span> calcul<text:span text:style-name="T1">ée</text:span>, sur les traitements et éventuellement (par abus ou erreur de codage) les indemnités, la somme des paiements <text:span text:style-name="T13">directs (au mois en cours) </text:span>au titre de la NBI, par matricule, année <text:span text:style-name="T13">et mois</text:span>. <text:span text:style-name="T13">Ne sont pas prises </text:span>en compte les déductions, retenues et cotisations. <text:span text:style-name="T10">Les paiements directs (hors rappels) de NBI sont identifiés par :</text:span></text:p>
      <text:p text:style-name="P33"/>
      <text:p text:style-name="P27"><text:span text:style-name="T3">en ligne :</text:span> <text:s/><text:tab/><text:tab/>Type <text:span text:style-name="T11">≠</text:span> R, <text:span text:style-name="T10">quotité </text:span><text:span text:style-name="T11">≠ </text:span><text:span text:style-name="T12">0</text:span><text:span text:style-name="T10">, </text:span><text:span text:style-name="T11">≠</text:span><text:span text:style-name="T10"> NA</text:span></text:p>
      <text:p text:style-name="P26"><text:span text:style-name="T3">en colonnes :</text:span><text:tab/><text:tab/><text:span text:style-name="T10">nbi.cum.hors.rappels</text:span></text:p>
      <text:p text:style-name="P4"/>
      <text:p text:style-name="P24"><text:span text:style-name="T5">Les rappels de paiement au titre de la NBI sont identifiés pa</text:span><text:span text:style-name="T4">r </text:span><text:span text:style-name="T5">:</text:span></text:p>
      <text:p text:style-name="P25"/>
      <text:p text:style-name="P27"><text:span text:style-name="T3">en ligne :</text:span> <text:s/><text:tab/><text:tab/>Type = R, <text:span text:style-name="T10">quotité </text:span><text:span text:style-name="T11">≠ </text:span><text:span text:style-name="T12">0</text:span><text:span text:style-name="T10">, </text:span><text:span text:style-name="T11">≠</text:span><text:span text:style-name="T10"> NA</text:span></text:p>
      <text:p text:style-name="P25"><text:span text:style-name="T3">en colonnes :<text:tab/></text:span><text:tab/><text:span text:style-name="T10">nbi.cum.rappels</text:span></text:p>
      <text:p text:style-name="P28"/>
      <text:p text:style-name="P30">Ces rappels sont ceux de tous les paiements effectués à partir du mois en cours, de <text:span text:style-name="T18">Type</text:span> valant R et jusqu’à la fin de la période de paye. Leur somme est rapportée au mois de référence auquel est rattaché le payement en examinant la variable <text:span text:style-name="T18">Début</text:span> de la base. </text:p>
      <text:p text:style-name="P30"/>
      <text:p text:style-name="P4">La quotité ici considérée est non pas la quotité statistique mais la quotité admi<text:span text:style-name="T2">ni</text:span>strative plus favorable aux temps partiels <text:span text:style-name="T2">soit :</text:span></text:p>
      <text:p text:style-name="P6"/>
      <text:p text:style-name="P20">adm.quotité <text:span text:style-name="T10">=</text:span></text:p>
      <text:p text:style-name="P39"><text:span text:style-name="T15">si</text:span><text:span text:style-name="T2"> </text:span>quotité = 0.8 <text:span text:style-name="T15">alors</text:span> <text:s/>6 / 7</text:p>
      <text:p text:style-name="P39"><text:span text:style-name="T14">s</text:span><text:span text:style-name="T15">i</text:span><text:span text:style-name="T2"> </text:span>quotité = 0.9 <text:span text:style-name="T15">alors</text:span> <text:s/>32 / 35</text:p>
      <text:p text:style-name="P40"><text:span text:style-name="T14">sinon <text:s/></text:span>quotité</text:p>
      <text:p text:style-name="P29"/>
      <text:p text:style-name="P35"><text:span text:style-name="T3">La NBI totale mensuelle en équivalent temps plein (eqtp) est définie comme la somme des payements directs de NBI et des rappels, rapportée à la quotité administrative :</text:span></text:p>
      <text:p text:style-name="P34"><text:span text:style-name="T3"/></text:p>
      <text:p text:style-name="P21"><text:span text:style-name="T2">nbi.eqtp.tot = <text:s/>(nbi.cum.rappels + nbi.cum.hors.rappels) / adm.quotité</text:span></text:p>
      <text:p text:style-name="P25"/>
      <text:p text:style-name="P29">C’est cette variable qui est soumise aux contrôles de plafonnement <text:span text:style-name="T23">ainsi qu’aux contrôles de liquidation. </text:span></text:p>
      <text:p text:style-name="P29"/>
      <text:p text:style-name="P31">Pour chaque bénéficiaire de NBI et chaque mois, le test suivant est calculé :</text:p>
      <text:p text:style-name="P31"/>
      <text:p text:style-name="P32"><text:tab/><text:span text:style-name="T18">test = nbi.eqtp.tot / nbi.cum.indiciaire - </text:span><text:span text:style-name="T21">I</text:span><text:span text:style-name="T22">NM</text:span><text:span text:style-name="T32">mensuel</text:span></text:p>
      <text:p text:style-name="P29"/>
      <text:p text:style-name="P31">Ce test rapporte la somme totale des payements de NBI (du mois en cours et des mois suivants au titre de rappels pour le mois en cours) à la somme des points de NBI du mois en cours. Il retranche à ce ratio l<text:span text:style-name="T28">a valeur du</text:span> point d’indice <text:span text:style-name="T28">net majoré (</text:span>INM<text:span text:style-name="T28">)</text:span> <text:span text:style-name="T28">mensuel en cours</text:span>. <text:span text:style-name="T27">En principe ce test devrait être uniformément égal à zéro</text:span>.</text:p>
      <text:p text:style-name="P31"/>
      <text:p text:style-name="P31"/>
      <text:p text:style-name="P36"><text:soft-page-break/>Colonnes de<text:span text:style-name="T35">s</text:span> base<text:span text:style-name="T35">s</text:span></text:p>
      <text:p text:style-name="P36"/>
      <text:p text:style-name="P7">Matricule </text:p>
      <text:p text:style-name="P7">Nom</text:p>
      <text:p text:style-name="P7">Prénom</text:p>
      <text:p text:style-name="P7">Grade</text:p>
      <text:p text:style-name="P7">Statut</text:p>
      <text:p text:style-name="P7">Année</text:p>
      <text:p text:style-name="P10">Année.R<text:tab/><text:tab/><text:span text:style-name="T3">Année du rappel (supérieur ou égal à Année)</text:span></text:p>
      <text:p text:style-name="P7">Mois</text:p>
      <text:p text:style-name="P10">Mois.R<text:tab/><text:tab/><text:span text:style-name="T3">Mois du rappel (supérieur ou égal à Mois)</text:span></text:p>
      <text:p text:style-name="P10">quotité</text:p>
      <text:p text:style-name="P10">adm.quotité<text:tab/><text:tab/><text:span text:style-name="T3">Quotité administrative</text:span></text:p>
      <text:p text:style-name="P7">nbi.cum.rappels<text:tab/><text:span text:style-name="T6">Cumul des rappels de NBI rattachés au mois en cours</text:span></text:p>
      <text:p text:style-name="P7">nbi.cum.hors.rappels<text:tab/><text:span text:style-name="T6">Cumul des payements directs de NBI</text:span></text:p>
      <text:p text:style-name="P12">test<text:tab/><text:tab/><text:tab/><text:span text:style-name="T3">Variable test définie supra</text:span></text:p>
      <text:p text:style-name="P11"><text:span text:style-name="T13">cout.nbi.anormale<text:tab/>Surcoût des paiements pour test &gt; 1 (voir ci-après)</text:span></text:p>
      <text:p text:style-name="P7"/>
      <text:p text:style-name="P7"/>
      <text:p text:style-name="P37">Filtres sur les lignes Base<text:span text:style-name="T24"> </text:span><text:span text:style-name="T25">lignes.nbi.anormales</text:span></text:p>
      <text:p text:style-name="P8"/>
      <text:p text:style-name="P46">Dans la base précédente ne sont retenues que les lignes présentant des payements NBI et des cumuls indiciaires non nuls, avec une valeur de la variable technique <text:span text:style-name="T18">test </text:span>supérieure à 1. Autrement dit, les NBI payées sont supérieures aux NBI dues d’un montant <text:span text:style-name="T28">minimum d’un point d’indice net majoré par point de NBI pris en compte : </text:span></text:p>
      <text:p text:style-name="P46"><text:span text:style-name="T19"/></text:p>
      <text:p text:style-name="P41"><text:tab/>nbi.cum.indiciaire &gt; 0 </text:p>
      <text:p text:style-name="P41"><text:span text:style-name="T16">ET <text:tab/></text:span>nbi.eqtp.tot &gt; 0,</text:p>
      <text:p text:style-name="P42"><text:span text:style-name="T14">ET <text:s text:c="6"/></text:span>test non NA</text:p>
      <text:p text:style-name="P43"><text:span text:style-name="T17">ET <text:s text:c="6"/></text:span><text:span text:style-name="T13">test &gt; 1 <text:s/></text:span></text:p>
      <text:p text:style-name="P45"/>
      <text:p text:style-name="P47">Les <text:span text:style-name="T29">coûts des </text:span>dépassements des paiements effectués par rapport aux paiements dus sont calculés comme suit :</text:p>
      <text:p text:style-name="P47"/>
      <text:p text:style-name="P12">cout.nbi.anormale = <text:s/><text:span text:style-name="T13">(nbi.eqtp.tot – <text:s/>nbi.cum.indiciaire </text:span>x<text:span text:style-name="T13"> </text:span>INM<text:span text:style-name="T31">mensuel</text:span><text:span text:style-name="T30">) </text:span>x<text:span text:style-name="T13"> adm.quotité</text:span></text:p>
      <text:p text:style-name="P7"/>
      <text:p text:style-name="P9">couts.nbi.anormales <text:span text:style-name="T29">=</text:span> <text:span text:style-name="T7">Cumul global de la variable précédente </text:span><text:span text:style-name="T29">cout.nbi.anormale </text:span></text:p>
      <text:p text:style-name="P7"/>
      <text:p text:style-name="P7">rappels.nbi <text:s/><text:span text:style-name="T29">=</text:span> <text:span text:style-name="T7">Cumul global de la variable </text:span>nbi.cum.rappels</text:p>
      <text:p text:style-name="P15"/>
      <text:p text:style-name="P38">Filtres sur les lignes Base<text:span text:style-name="T24"> </text:span><text:span text:style-name="T25">lignes.nbi.anormales.</text:span><text:span text:style-name="T26">hors.rappels</text:span></text:p>
      <text:p text:style-name="P16"/>
      <text:p text:style-name="P49">Les mêmes calculs sont également faits sans tenir compte des rappels, pour neutraliser l’impact de ces derniers (notamment en cas de problème de qualité sur la définition des mois de référence des rappels en base de paye).</text:p>
      <text:p text:style-name="P49"/>
      <text:p text:style-name="P50">Les NBI sont en valeur cumulées hors rappels dans <text:s/><text:span text:style-name="T20">nbi.cum.hors.rappels</text:span></text:p>
      <text:p text:style-name="P23"/>
      <text:p text:style-name="P48">Les <text:span text:style-name="T29">coûts des </text:span>dépassements des paiements effectués par rapport aux paiements dus sont calculés comme suit :</text:p>
      <text:p text:style-name="P22"/>
      <text:p text:style-name="P50">La variable <text:span text:style-name="T18">test </text:span>est à présent :</text:p>
      <text:p text:style-name="P18"><text:soft-page-break/></text:p>
      <text:p text:style-name="P14">test = nbi.cum.hors.rappels / <text:s/><text:span text:style-name="T30">(</text:span>adm.quotité <text:span text:style-name="T30">x </text:span>nbi.cum.indiciaire<text:span text:style-name="T30">)</text:span> – <text:s/><text:span text:style-name="T30">I</text:span>NM<text:span text:style-name="T31">mensuel</text:span><text:span text:style-name="T30"> <text:s/></text:span></text:p>
      <text:p text:style-name="P13"/>
      <text:p text:style-name="P50">Le coût des NBI dépassant les payements prévus est, hors rappels :</text:p>
      <text:p text:style-name="P18"/>
      <text:p text:style-name="P14">cout.nbi.anormale = nbi.cum.hors.rappels – nbi.indiciaire <text:span text:style-name="T30">x</text:span> <text:span text:style-name="T30">I</text:span>NM<text:span text:style-name="T31">mensuel</text:span></text:p>
      <text:p text:style-name="P13"/>
      <text:p text:style-name="P50">Le coût global des dépassements est :</text:p>
      <text:p text:style-name="P18"/>
      <text:p text:style-name="P13">couts.nbi.anormales.hors.rappels <text:span text:style-name="T29">= </text:span><text:span text:style-name="T34">Cumul global de la variable précédente </text:span><text:span text:style-name="T33">cout.nbi.anormale </text:span></text:p>
      <text:p text:style-name="P9"/>
      <text:p text:style-name="P17"/>
      <text:p text:style-name="P51">Format du tableau Contrôle de liquidation de la NBI</text:p>
      <text:p text:style-name="P54"/>
      <text:p text:style-name="P50">Le tableau présente les <text:span text:style-name="T35">résultats</text:span> suivants :</text:p>
      <text:p text:style-name="P54"/>
      <text:p text:style-name="P18"><text:span text:style-name="T8">nombre de lignes de la base </text:span>lignes.nbi.anormales</text:p>
      <text:p text:style-name="P18">couts.nbi.anormales</text:p>
      <text:p text:style-name="P18">rappels.nbi</text:p>
      <text:p text:style-name="P18"/>
      <text:p text:style-name="P52">Format du tableau <text:s/>Contrôle de liquidation de la NBI, hors rappels</text:p>
      <text:p text:style-name="P52"/>
      <text:p text:style-name="P53">Le tableau présente les résultats suivants : </text:p>
      <text:p text:style-name="P53"/>
      <text:p text:style-name="P19"><text:span text:style-name="T8">nombre de lignes de la base </text:span>lignes.nbi.anormales.hors.rappels</text:p>
      <text:p text:style-name="P19">couts.nbi.anormales.hors.rappel</text:p>
      <text:p text:style-name="P19"/>
      <text:p text:style-name="P55"><text:span text:style-name="T8"/></text:p>
      <text:p text:style-name="P53"><text:span text:style-name="T35">L</text:span>iens hypertexte</text:p>
      <text:p text:style-name="P56"><text:span text:style-name="T8"/></text:p>
      <text:p text:style-name="P56"><text:span text:style-name="T8">Les bases </text:span><text:span text:style-name="T35">lignes.nbi.anormales </text:span><text:span text:style-name="T8">et</text:span><text:span text:style-name="T35"> lignes.nbi.anormales.hors.rappels </text:span><text:span text:style-name="T8">sont mises en lien hypertex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9:06:55.710585747</meta:creation-date>
    <dc:date>2018-05-30T20:43:16.974007819</dc:date>
    <meta:editing-duration>PT40M16S</meta:editing-duration>
    <meta:editing-cycles>10</meta:editing-cycles>
    <meta:generator>LibreOffice/5.4.4.2$Linux_X86_64 LibreOffice_project/40m0$Build-2</meta:generator>
    <meta:document-statistic meta:table-count="0" meta:image-count="0" meta:object-count="0" meta:page-count="3" meta:paragraph-count="69" meta:word-count="719" meta:character-count="4551" meta:non-whitespace-character-count="3844"/>
  </office:meta>
</office:document-meta>
</file>